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writing-mode="page"/>
    </style:style>
    <style:style style:name="Tabela1.B2" style:family="table-cell" style:data-style-name="N0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9cm" style:rel-column-width="3467*"/>
    </style:style>
    <style:style style:name="Tabela2.B" style:family="table-column">
      <style:table-column-properties style:column-width="16.101cm" style:rel-column-width="62068*"/>
    </style:style>
    <style:style style:name="Tabela2.A1" style:family="table-cell">
      <style:table-cell-properties style:writing-mode="page"/>
    </style:style>
    <style:style style:name="Tabela2.A2" style:family="table-cell" style:data-style-name="N0">
      <style:table-cell-properties style:writing-mode="page"/>
    </style:style>
    <style:style style:name="P1" style:family="paragraph" style:parent-style-name="Text_20_body">
      <style:text-properties officeooo:rsid="00142d61" officeooo:paragraph-rsid="00142d61"/>
    </style:style>
    <style:style style:name="P2" style:family="paragraph" style:parent-style-name="Text_20_body">
      <style:text-properties officeooo:rsid="00160705" officeooo:paragraph-rsid="00160705"/>
    </style:style>
    <style:style style:name="P3" style:family="paragraph" style:parent-style-name="Text_20_body">
      <style:text-properties officeooo:rsid="001783e1" officeooo:paragraph-rsid="001783e1"/>
    </style:style>
    <style:style style:name="P4" style:family="paragraph" style:parent-style-name="Text_20_body">
      <style:text-properties officeooo:rsid="001ae16f" officeooo:paragraph-rsid="001ae16f"/>
    </style:style>
    <style:style style:name="P5" style:family="paragraph" style:parent-style-name="Text_20_body">
      <style:text-properties officeooo:rsid="001d8c6e" officeooo:paragraph-rsid="001d8c6e"/>
    </style:style>
    <style:style style:name="P6" style:family="paragraph" style:parent-style-name="Text_20_body">
      <style:text-properties officeooo:rsid="001ea9da" officeooo:paragraph-rsid="001ea9da"/>
    </style:style>
    <style:style style:name="P7" style:family="paragraph" style:parent-style-name="Text_20_body">
      <style:text-properties officeooo:rsid="001f8234" officeooo:paragraph-rsid="001f8234"/>
    </style:style>
    <style:style style:name="P8" style:family="paragraph" style:parent-style-name="Table_20_Contents">
      <style:text-properties officeooo:rsid="001783e1" officeooo:paragraph-rsid="001783e1"/>
    </style:style>
    <style:style style:name="P9" style:family="paragraph" style:parent-style-name="Text_20_body" style:list-style-name="L1">
      <style:text-properties officeooo:rsid="00196bbe" officeooo:paragraph-rsid="00196bbe"/>
    </style:style>
    <style:style style:name="P10" style:family="paragraph" style:parent-style-name="Text_20_body" style:list-style-name="L1">
      <style:text-properties officeooo:rsid="001783e1" officeooo:paragraph-rsid="001783e1"/>
    </style:style>
    <style:style style:name="P11" style:family="paragraph" style:parent-style-name="Text_20_body" style:list-style-name="L2">
      <style:text-properties officeooo:rsid="001ae16f" officeooo:paragraph-rsid="001ae16f"/>
    </style:style>
    <style:style style:name="P12" style:family="paragraph" style:parent-style-name="Text_20_body" style:list-style-name="L3">
      <style:text-properties officeooo:rsid="001ae16f" officeooo:paragraph-rsid="001ae16f"/>
    </style:style>
    <style:style style:name="P13" style:family="paragraph" style:parent-style-name="Text_20_body" style:list-style-name="L4">
      <style:text-properties officeooo:rsid="001ae16f" officeooo:paragraph-rsid="001ae16f"/>
    </style:style>
    <style:style style:name="P14" style:family="paragraph" style:parent-style-name="Text_20_body" style:list-style-name="L4">
      <style:text-properties officeooo:rsid="001ae16f" officeooo:paragraph-rsid="001d8c6e"/>
    </style:style>
    <style:style style:name="P15" style:family="paragraph" style:parent-style-name="Text_20_body" style:list-style-name="L4">
      <style:text-properties officeooo:rsid="001c05d2" officeooo:paragraph-rsid="001d8c6e"/>
    </style:style>
    <style:style style:name="P16" style:family="paragraph" style:parent-style-name="Text_20_body" style:list-style-name="L4">
      <style:text-properties officeooo:rsid="001c05d2" officeooo:paragraph-rsid="001c05d2"/>
    </style:style>
    <style:style style:name="P17" style:family="paragraph" style:parent-style-name="Text_20_body" style:list-style-name="L5">
      <style:text-properties officeooo:rsid="001d8c6e" officeooo:paragraph-rsid="001d8c6e"/>
    </style:style>
    <style:style style:name="P18" style:family="paragraph" style:parent-style-name="Text_20_body" style:list-style-name="L6">
      <style:text-properties officeooo:rsid="001d8c6e" officeooo:paragraph-rsid="001d8c6e"/>
    </style:style>
    <style:style style:name="T1" style:family="text">
      <style:text-properties officeooo:rsid="00160705"/>
    </style:style>
    <style:style style:name="T2" style:family="text">
      <style:text-properties fo:color="#800080" loext:opacity="100%"/>
    </style:style>
    <style:style style:name="T3" style:family="text">
      <style:text-properties fo:color="#800080" loext:opacity="100%" style:font-name="Liberation Mono"/>
    </style:style>
    <style:style style:name="T4" style:family="text">
      <style:text-properties fo:color="#800080" loext:opacity="100%" style:font-name="Liberation Mono" officeooo:rsid="001f8234"/>
    </style:style>
    <style:style style:name="T5" style:family="text">
      <style:text-properties officeooo:rsid="001783e1"/>
    </style:style>
    <style:style style:name="T6" style:family="text">
      <style:text-properties officeooo:rsid="00196bbe"/>
    </style:style>
    <style:style style:name="T7" style:family="text">
      <style:text-properties officeooo:rsid="001ae16f"/>
    </style:style>
    <style:style style:name="T8" style:family="text">
      <style:text-properties officeooo:rsid="001c05d2"/>
    </style:style>
    <style:style style:name="T9" style:family="text">
      <style:text-properties officeooo:rsid="001f8234"/>
    </style:style>
    <style:style style:name="T10" style:family="text">
      <style:text-properties officeooo:rsid="002148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DEPT</text:p>
      <text:p text:style-name="P1">Fantasy/baśń: mag, czarodziej, czarnoksiężnik, kleryk, druid, jasnowidz, diabolista, dotknięty przez Fae</text:p>
      <text:p text:style-name="P1">Współczesność/Horror/Romans: psionik, okultysta, wiedźma, praktykujący magię, medium, szalony naukowiec</text:p>
      <text:p text:style-name="P1">Science fiction: psionik, telepata, jasnowidz, skanujący, ESP-er, abominacja</text:p>
      <text:p text:style-name="P1">Superbohaterowie/Post-apokalipsa: mag, czarownik, dzierżący moc, psionik, telepata</text:p>
      <text:p text:style-name="P1">Władasz mocami i zodlnościami poza ludzkim doświadczeniem, zrozumienie i czasami wiarą. Moze to być magia, psionika, zdolności mutanta, lub po prostu skomplikowane urządzenia, w zależności od settingu. (“Magia” to termin, który stosujemy tutaj bardzo luźno. To termin na wszystkie wspaniałe, możliwie nadnaturalne rzeczy, które może zrobić Twoja postać, a inne nie mogą. Może to być skutek posługiwania się odpowiednim sprzętem, kontaktu z duchami, mutacji, psioniki, nanotechnologii lub innych źródeł.)</text:p>
      <text:p text:style-name="P1">Rola w grze:<text:span text:style-name="T1">Adepci to zazwyczaj inteligentni, myślący ludzie. Bardzo często myślą ostrożnie, zanim podejmą akcję i polegają na swoich nadnaturalnych zdolnościach.</text:span></text:p>
      <text:p text:style-name="P1">Rola w drużynie: <text:span text:style-name="T1">Adepci nie są potężni w bezpośredniej walce, choć często posiadają zdolności, które są wspaniałym uzupełnieniem zdolności bojowych ich towarzyszy, zarówno defensywnie, jak i ofensywnie. Czasami posiadają zdolności, które pomagają im przezwyciężać trudności i wyzwania. Dla przykładu, jeśli grupa musi się przedostać przez zamknięte drzwi, Adept może być w stanie je zniszczyć lub przeteleportować wszystkich na ich drugą stronę.</text:span></text:p>
      <text:p text:style-name="P1">Rola społeczna: <text:span text:style-name="T1">W settingach w których moce nadnaturalne są rzadkie, tajemnicze lub wywołują strach, Adepci są zazwyczaj także rzadcy i wywołujący strach. Pozostają wtedy w ukryciu. Kiedy jest inaczej, Adepci są częstsi i bardziej bezpośredni. Mogą nawet zostać liderami swoich społeczności.</text:span></text:p>
      <text:p text:style-name="P2">Zaawansowani Adepci: Nawet na niższych poziomach, moce Adeptów zapierają dech w piersiach. Na wyższych poziomach, Adepci mogą dokonać prawdziwie wielkich czynów, które mogą przekształcić materię i środowisko wokół nich.</text:p>
      <text:p text:style-name="P2">(Adepci prawie zawsze są paranormalni lub nadludzcy w jakimś sensie – czarodzieje, psionicy itp. Jesli gra, w którągracie, nie posiada takich postaci, Adept mógłby być szarlatanem, który udaje magiczne zdolności przy pomocy trików i ukrytych urządzeń, lub gadżeciarzem z “przydatnym paskiem” pełnym dziwnych narzędzi. Lub w Twoim świecie może nie być Adeptów. To także jest ok.)</text:p>
      <text:p text:style-name="P2">ADEPT – WTRĄCENIA GRACZA</text:p>
      <text:p text:style-name="P2">Kiedy grasz Adeptem, możesz wydać 1 PD na jedne z poniższych <text:span text:style-name="T3">wtrąceń gracza</text:span>, jeśli sytuacja jest stosowna i MG się zgodzi. </text:p>
      <text:p text:style-name="P2">Przydatna <text:span text:style-name="T5">Awaria: Urządzenie, z którego korzysta się przeciwko Tobie, ulega awarii. Może ono zranić użytkownika lub jednego z jego sprzymierzeńców w ciągu jednej tury, lub aktywować dramatyczny i rozpraszający efekt uboczny, trwający parę tur.</text:span></text:p>
      <text:p text:style-name="P3"><text:soft-page-break/>Nagłe Olśnienie: Doświadczasz nagłego olśnienia, które zapewnia jasną odpowiedz lub sugeruje następne kroki w temacie ważnego pytanie, problemu lub przeszkody na Twojej drodze. </text:p>
      <text:p text:style-name="P3">Cudowna Aktywacja: Nieaktywne, zrujnowane lub najwyraźniej-zniszczone urządzenia chwilowo się aktywuje i wykonuje przydatną akcję w kontekście obecnej sytuacji. Może to kupić Ci trochę czasu na znalezienie lepszego rozwiązania, przezwyciężyć komplikację która wpływa na Twoje moce, lub po prostu umożliwić skorzystanie z zużytego cyphera lub artefaktu jeszcze raz. </text:p>
      <text:p text:style-name="P3">PULE STATYSTYK ADEPTA</text:p>
      <table:table table:name="Tabela1" table:style-name="Tabela1">
        <table:table-column table:style-name="Tabela1.A"/>
        <table:table-column table:style-name="Tabela1.B"/>
        <table:table-row table:style-name="TableLine2021771606960">
          <table:table-cell table:style-name="Tabela1.A1" office:value-type="string">
            <text:p text:style-name="P8">Statystyka</text:p>
          </table:table-cell>
          <table:table-cell table:style-name="Tabela1.A1" office:value-type="string">
            <text:p text:style-name="P8">Początkowa Wartość Puli</text:p>
          </table:table-cell>
        </table:table-row>
        <table:table-row table:style-name="TableLine2021771615936">
          <table:table-cell table:style-name="Tabela1.A1" office:value-type="string">
            <text:p text:style-name="P8">Moc</text:p>
          </table:table-cell>
          <table:table-cell table:style-name="Tabela1.B2" office:value-type="float" office:value="7">
            <text:p text:style-name="P8">7</text:p>
          </table:table-cell>
        </table:table-row>
        <table:table-row table:style-name="TableLine2021771623008">
          <table:table-cell table:style-name="Tabela1.A1" office:value-type="string">
            <text:p text:style-name="P8">Szybkość </text:p>
          </table:table-cell>
          <table:table-cell table:style-name="Tabela1.B2" office:value-type="float" office:value="9">
            <text:p text:style-name="P8">9</text:p>
          </table:table-cell>
        </table:table-row>
        <table:table-row table:style-name="TableLine2021771610768">
          <table:table-cell table:style-name="Tabela1.A1" office:value-type="string">
            <text:p text:style-name="P8">Intelekt</text:p>
          </table:table-cell>
          <table:table-cell table:style-name="Tabela1.B2" office:value-type="float" office:value="12">
            <text:p text:style-name="P8">12</text:p>
          </table:table-cell>
        </table:table-row>
      </table:table>
      <text:p text:style-name="P3"/>
      <text:p text:style-name="P3">Otrzymujesz 6 dodatkowych punktów do podziału pomiędzy Pule statystyk, zgodnie z własną wolą.</text:p>
      <text:p text:style-name="P3">Historia Adepta</text:p>
      <text:p text:style-name="P3">Twój typ pomaga Ci określić Twoje miejsce w settingu. Rzuć k20 lub wybierz z poniższej listy, by określić konkretny fakt odnośnie Twojej historii, która łączy Cię z resztą świata. Możesz także stworzyć swój własny fakt. </text:p>
      <table:table table:name="Tabela2" table:style-name="Tabela2">
        <table:table-column table:style-name="Tabela2.A"/>
        <table:table-column table:style-name="Tabela2.B"/>
        <table:table-row table:style-name="TableLine2021771612400">
          <table:table-cell table:style-name="Tabela2.A1" office:value-type="string">
            <text:p text:style-name="P8">d20</text:p>
          </table:table-cell>
          <table:table-cell table:style-name="Tabela2.A1" office:value-type="string">
            <text:p text:style-name="P8">Historia</text:p>
          </table:table-cell>
        </table:table-row>
        <table:table-row table:style-name="TableLine2021771618656">
          <table:table-cell table:style-name="Tabela2.A2" office:value-type="float" office:value="1">
            <text:p text:style-name="P8">1</text:p>
          </table:table-cell>
          <table:table-cell table:style-name="Tabela2.A1" office:value-type="string">
            <text:p text:style-name="P8">Służyłeś jako uczeń u Adepta, którego respektowało i bało się wielu ludzi. Teraz nosisz jego brzemię.</text:p>
          </table:table-cell>
        </table:table-row>
        <table:table-row table:style-name="TableLine2021771621376">
          <table:table-cell table:style-name="Tabela2.A2" office:value-type="float" office:value="2">
            <text:p text:style-name="P8">2</text:p>
          </table:table-cell>
          <table:table-cell table:style-name="Tabela2.A1" office:value-type="string">
            <text:p text:style-name="P8">Studiowałeś w szkole słynącej z jej mrocznych nauczycieli i absolwentów.</text:p>
          </table:table-cell>
        </table:table-row>
        <table:table-row table:style-name="TableLine2021771611584">
          <table:table-cell table:style-name="Tabela2.A2" office:value-type="float" office:value="3">
            <text:p text:style-name="P8">3</text:p>
          </table:table-cell>
          <table:table-cell table:style-name="Tabela2.A1" office:value-type="string">
            <text:p text:style-name="P8">Nauczyłeś się swoich zdolności w świątyni mało znanego boga. Jego kapłani i wierni, choć niezbyt liczni, respektują i adorują Twoje talenty i potencjał.</text:p>
          </table:table-cell>
        </table:table-row>
        <table:table-row table:style-name="TableLine2021771622464">
          <table:table-cell table:style-name="Tabela2.A2" office:value-type="float" office:value="4">
            <text:p text:style-name="P8">4</text:p>
          </table:table-cell>
          <table:table-cell table:style-name="Tabela2.A1" office:value-type="string">
            <text:p text:style-name="P8">Kiedy podróżowałeś samotnie, ocaliłeś życie potężnej osoby. Ma ona względem Ciebie dług wieczności.</text:p>
          </table:table-cell>
        </table:table-row>
        <table:table-row table:style-name="TableLine2021771615392">
          <table:table-cell table:style-name="Tabela2.A2" office:value-type="float" office:value="5">
            <text:p text:style-name="P8">5</text:p>
          </table:table-cell>
          <table:table-cell table:style-name="Tabela2.A1" office:value-type="string">
            <text:p text:style-name="P8">Twoja matka była poteżnym Adeptem za życia, pomagała też ludziom w okolicy. Patrzą oni na Ciebie ciepło, ale także spodziewają się wiele po Tobie.</text:p>
          </table:table-cell>
        </table:table-row>
        <table:table-row table:style-name="TableLine2021771623280">
          <table:table-cell table:style-name="Tabela2.A2" office:value-type="float" office:value="6">
            <text:p text:style-name="P8">6</text:p>
          </table:table-cell>
          <table:table-cell table:style-name="Tabela2.A1" office:value-type="string">
            <text:p text:style-name="P8">Wisisz pieniądze wielu ludziom i nie masz pieniędzy, by spłacić swój dług.</text:p>
          </table:table-cell>
        </table:table-row>
        <table:table-row table:style-name="TableLine2021771616480">
          <table:table-cell table:style-name="Tabela2.A2" office:value-type="float" office:value="7">
            <text:p text:style-name="P8">7</text:p>
          </table:table-cell>
          <table:table-cell table:style-name="Tabela2.A1" office:value-type="string">
            <text:p text:style-name="P8">Zaliczyłeś gigantyczną klęskę w swoich początkowych studiach z nauczycielem i teraz uczysz się na własną rękę.</text:p>
          </table:table-cell>
        </table:table-row>
        <table:table-row table:style-name="TableLine2021771616208">
          <table:table-cell table:style-name="Tabela2.A2" office:value-type="float" office:value="8">
            <text:p text:style-name="P8">8</text:p>
          </table:table-cell>
          <table:table-cell table:style-name="Tabela2.A1" office:value-type="string">
            <text:p text:style-name="P8">Nauczyłeś się swoich zdolności szybciej, niż Twoi nauczyciele widzieli u któregokolwiek ze swoich uczniów. Potężni tego świata zwrócili na Ciebie swoją uwagę i obserwują Cię intensywnie. </text:p>
          </table:table-cell>
        </table:table-row>
        <table:table-row table:style-name="TableLine2021771608320">
          <table:table-cell table:style-name="Tabela2.A2" office:value-type="float" office:value="9">
            <text:p text:style-name="P8">9</text:p>
          </table:table-cell>
          <table:table-cell table:style-name="Tabela2.A1" office:value-type="string">
            <text:p text:style-name="P8">Zabiłeś dobrze znanego kryminalistę w samoobronie, zyskując respekt wielu i nieprzyjaźń paru niebezpiecznych ludzi.</text:p>
          </table:table-cell>
        </table:table-row>
        <table:table-row table:style-name="TableLine2021771606144">
          <table:table-cell table:style-name="Tabela2.A2" office:value-type="float" office:value="10">
            <text:p text:style-name="P8">10</text:p>
          </table:table-cell>
          <table:table-cell table:style-name="Tabela2.A1" office:value-type="string">
            <text:p text:style-name="P8">Uczyłeś się na Wojownika, ale Twoje uzdolnienia w kierunku Adepta ostatecznie skierowały Cię na odmienną ścieżkę. Twoi dawni kompani nie rozumieją Cię, ale mimo to Cię szanują.</text:p>
          </table:table-cell>
        </table:table-row>
        <table:table-row table:style-name="TableLine2021771617296">
          <table:table-cell table:style-name="Tabela2.A2" office:value-type="float" office:value="11">
            <text:p text:style-name="P8">11</text:p>
          </table:table-cell>
          <table:table-cell table:style-name="Tabela2.A1" office:value-type="string">
            <text:p text:style-name="P8">Kiedy studiowałeś na Adepta, pracowałeś jako asystant w banku, zaprzyjaźniajac się z właścicielem i klientami.</text:p>
          </table:table-cell>
        </table:table-row>
        <table:table-row table:style-name="TableLine2021771620832">
          <table:table-cell table:style-name="Tabela2.A2" office:value-type="float" office:value="12">
            <text:p text:style-name="P8">12</text:p>
          </table:table-cell>
          <table:table-cell table:style-name="Tabela2.A1" office:value-type="string">
            <text:p text:style-name="P8">Twoja rodzina posiada wielką winnicę niedaleko, znaną ze swojego dobrego wina i uczciwości biznesowej.</text:p>
          </table:table-cell>
        </table:table-row>
        <table:table-row table:style-name="TableLine2021771616752">
          <table:table-cell table:style-name="Tabela2.A2" office:value-type="float" office:value="13">
            <text:p text:style-name="P8">13</text:p>
          </table:table-cell>
          <table:table-cell table:style-name="Tabela2.A1" office:value-type="string">
            <text:p text:style-name="P8">Trenowałeś przez pewien czas z grupą wpływowych Adeptów, którzy dalej darzą Cię przyjaźnią.</text:p>
          </table:table-cell>
        </table:table-row>
        <table:table-row table:style-name="TableLine2021771608864">
          <table:table-cell table:style-name="Tabela2.A2" office:value-type="float" office:value="14">
            <text:p text:style-name="P8">14</text:p>
          </table:table-cell>
          <table:table-cell table:style-name="Tabela2.A1" office:value-type="string">
            <text:p text:style-name="P8">Pracowałeś w ogrodach pałacowych wpływowego szlachcica lub bogatej osoby. Nie pamięta ona Cię, ale zaprzyjaźniłeś się z jej młodą córką.</text:p>
          </table:table-cell>
        </table:table-row>
        <table:table-row table:style-name="TableLine2021771621920">
          <table:table-cell table:style-name="Tabela2.A2" office:value-type="float" office:value="15">
            <text:p text:style-name="P8">15</text:p>
          </table:table-cell>
          <table:table-cell table:style-name="Tabela2.A1" office:value-type="string">
            <text:p text:style-name="P8">Eksperyment, który przeprowadziłeś w przeszłości, kompletnie nie wypalił. Ludzie z tamtej okolicy zapamiętali Cię jako niebezpiecznego i bezmyślnego typka.</text:p>
          </table:table-cell>
        </table:table-row>
        <text:soft-page-break/>
        <table:table-row table:style-name="TableLine2021771606688">
          <table:table-cell table:style-name="Tabela2.A2" office:value-type="float" office:value="16">
            <text:p text:style-name="P8">16</text:p>
          </table:table-cell>
          <table:table-cell table:style-name="Tabela2.A1" office:value-type="string">
            <text:p text:style-name="P8">Pochodzisz z dalekiego miejsca, gdzie byłeś dobrze znany i traktowany, ale ludzie tutaj traktują Cię z dużą podejrzliwością.</text:p>
          </table:table-cell>
        </table:table-row>
        <table:table-row table:style-name="TableLine2021771609952">
          <table:table-cell table:style-name="Tabela2.A2" office:value-type="float" office:value="17">
            <text:p text:style-name="P8">17</text:p>
          </table:table-cell>
          <table:table-cell table:style-name="Tabela2.A1" office:value-type="string">
            <text:p text:style-name="P8">Ludzie, których spotykasz, wydają się trzymać na dystans ze względu na dziwne piętna na Twojej twarzy.</text:p>
          </table:table-cell>
        </table:table-row>
        <table:table-row table:style-name="TableLine2021771610496">
          <table:table-cell table:style-name="Tabela2.A2" office:value-type="float" office:value="18">
            <text:p text:style-name="P8">18</text:p>
          </table:table-cell>
          <table:table-cell table:style-name="Tabela2.A1" office:value-type="string">
            <text:p text:style-name="P8">Twój najlepszy przyjaciel to także Adept. Ty i Twój przyjaciel dzielicie się odkryciami i sekretami.</text:p>
          </table:table-cell>
        </table:table-row>
        <table:table-row table:style-name="TableLine2021771611856">
          <table:table-cell table:style-name="Tabela2.A2" office:value-type="float" office:value="19">
            <text:p text:style-name="P8">19</text:p>
          </table:table-cell>
          <table:table-cell table:style-name="Tabela2.A1" office:value-type="string">
            <text:p text:style-name="P8">Znasz lokalnego kupca bardzo dobrze. Ponieważ zapewniłeś mu dużo przychodu, oferuje Ci on zniżki i specjalne traktowanie. </text:p>
          </table:table-cell>
        </table:table-row>
        <table:table-row table:style-name="TableLine2021771612944">
          <table:table-cell table:style-name="Tabela2.A2" office:value-type="float" office:value="20">
            <text:p text:style-name="P8">20</text:p>
          </table:table-cell>
          <table:table-cell table:style-name="Tabela2.A1" office:value-type="string">
            <text:p text:style-name="P8">Należysz to sekretnego klubu, który spotyka sieco miesiąc, by wypić i porozmawiać.</text:p>
          </table:table-cell>
        </table:table-row>
      </table:table>
      <text:p text:style-name="P3"/>
      <text:p text:style-name="P3">ADEPT <text:span text:style-name="T7">PIERWSZEGO POZIOMU</text:span></text:p>
      <text:p text:style-name="P3">Pierwszopoziomowi Adepci posiadają następujące zdolności:</text:p>
      <text:p text:style-name="P3">Wysiłek: Twój Wysiłek to 1.</text:p>
      <text:p text:style-name="P3">Geniusz: Masz Skupienie w Intelekcie 1 oraz Skupienie w Mocy i Szybkości 0.</text:p>
      <text:p text:style-name="P3">Eksperckie Korzystanie z Cypherów: Możesz nosić 3 cyphery w danym czasie.</text:p>
      <text:p text:style-name="P3">Początkowy Ekwipunek: Stosowne ubranie, plus 2 drogie przedmioty, dwa przedmioty średniej ceny i do 4 niedrogich przedmiotów Twojego wyboru.</text:p>
      <text:p text:style-name="P3">Bronie: Możesz korzystać z lekkich broni bez żadnej kary. Posiadasz nieumiejętność w średnich i ciężkich broniach – Twoje ataki z średnimi i ciężkimi broniami są utrudnione.</text:p>
      <text:p text:style-name="P3">Specjalne zdolności: Wybierz 4 zdolności z poniższej listy. Nie możesz wybrać danej zdolności więcej niż 1 raz, chyba, że jej opis stanowi inaczej. Pełny opis każdej z dostępnych zdolności znajduje się w rozdziale <text:span text:style-name="T3">Zdolności</text:span>, który zawiera także zdolności Posmaków i specjalizacje w jednym, rozbudowanym katalogu. <text:span text:style-name="T6">(Zdolności Adepta wymagają przynajmniej jednej wolnej ręki, chyba, że MG mówi inaczej.)</text:span></text:p>
      <text:list xml:id="list3559940578" text:style-name="L1">
        <text:list-item>
          <text:p text:style-name="P9">Zamglenie</text:p>
        </text:list-item>
        <text:list-item>
          <text:p text:style-name="P9">Usunięcie Wspomnień</text:p>
        </text:list-item>
        <text:list-item>
          <text:p text:style-name="P9">Daleki Krok</text:p>
        </text:list-item>
        <text:list-item>
          <text:p text:style-name="P9">Sztuczki Magiczne</text:p>
        </text:list-item>
        <text:list-item>
          <text:p text:style-name="P9">Trening Magiczny</text:p>
        </text:list-item>
        <text:list-item>
          <text:p text:style-name="P9">Pocisk</text:p>
        </text:list-item>
        <text:list-item>
          <text:p text:style-name="P9">Pchnięcie</text:p>
        </text:list-item>
        <text:list-item>
          <text:p text:style-name="P9">Pole Renozansowe</text:p>
        </text:list-item>
        <text:list-item>
          <text:p text:style-name="P10">S<text:span text:style-name="T6">kan</text:span></text:p>
        </text:list-item>
        <text:list-item>
          <text:p text:style-name="P9">Strzaskanie</text:p>
        </text:list-item>
        <text:list-item>
          <text:p text:style-name="P9">Magia Obronna</text:p>
        </text:list-item>
      </text:list>
      <text:p text:style-name="P4">ADEPT DRUGIEGO POZIOMU</text:p>
      <text:p text:style-name="P4"><text:soft-page-break/>Wybierz jedną ze zdolności z poniższej listy (lub z niższego poziomu) i dodaj do swoich zdolności. Dodatkowo, możesz zamienić jedną ze zdolności z niższego poziomu na inną zdolność z niższego poziomu.</text:p>
      <text:list xml:id="list2976140832" text:style-name="L2">
        <text:list-item>
          <text:p text:style-name="P11">Adaptacja</text:p>
        </text:list-item>
        <text:list-item>
          <text:p text:style-name="P11">Czytanie Myśli</text:p>
        </text:list-item>
        <text:list-item>
          <text:p text:style-name="P11">Odzyskanie Wspomnień</text:p>
        </text:list-item>
        <text:list-item>
          <text:p text:style-name="P11">Ujawnienie</text:p>
        </text:list-item>
        <text:list-item>
          <text:p text:style-name="P11">Unoszenie Się</text:p>
        </text:list-item>
        <text:list-item>
          <text:p text:style-name="P11">Tnące Światło</text:p>
        </text:list-item>
        <text:list-item>
          <text:p text:style-name="P11">Zastój</text:p>
        </text:list-item>
      </text:list>
      <text:p text:style-name="P4">ADEPT TRZECIEGO POZIOMU</text:p>
      <text:p text:style-name="P4">Wybierz dwie zdolności z poniższej listy (lub z niższego poziomu) i dodaj do swoich zdolności. Dodatkowo, możesz wybrać jedną ze zdolności niższego poziomu i zamienić na inną z niższego poziomu. </text:p>
      <text:list xml:id="list1457414608" text:style-name="L3">
        <text:list-item>
          <text:p text:style-name="P12">Bariera Pola Siłowego</text:p>
        </text:list-item>
        <text:list-item>
          <text:p text:style-name="P12">Ochrona Przed Energią</text:p>
        </text:list-item>
        <text:list-item>
          <text:p text:style-name="P12">Ogień i lód</text:p>
        </text:list-item>
        <text:list-item>
          <text:p text:style-name="P12">Sokole Oko</text:p>
        </text:list-item>
        <text:list-item>
          <text:p text:style-name="P12">Sensor</text:p>
        </text:list-item>
        <text:list-item>
          <text:p text:style-name="P12">Środki Zaradcze</text:p>
        </text:list-item>
        <text:list-item>
          <text:p text:style-name="P12">Zaawansowany Użytkownik Cypherów</text:p>
        </text:list-item>
      </text:list>
      <text:p text:style-name="P4">ADEPT CZWARTEGO POZIOMU</text:p>
      <text:p text:style-name="P4">Wybierz jedną ze zdolności z poniższej listy (lub z niższego poziomu) i dodaj do swoich zdolności. Dodatkowo, możesz zamienić jedną ze zdolności niższego poziomu na inną niższego poziomu.</text:p>
      <text:list xml:id="list2495920344" text:style-name="L4">
        <text:list-item>
          <text:p text:style-name="P15">Chmura Drobiazgów</text:p>
        </text:list-item>
        <text:list-item>
          <text:p text:style-name="P13">Dotyk Śmierci</text:p>
        </text:list-item>
        <text:list-item>
          <text:p text:style-name="P16">Kontrola Umysłu</text:p>
        </text:list-item>
        <text:list-item>
          <text:p text:style-name="P14">Niewidzialność</text:p>
        </text:list-item>
        <text:list-item>
          <text:p text:style-name="P14">Proj<text:span text:style-name="T8">ekcja</text:span></text:p>
        </text:list-item>
        <text:list-item>
          <text:p text:style-name="P16">Przebudowa</text:p>
        </text:list-item>
        <text:list-item>
          <text:p text:style-name="P14">Regenera<text:span text:style-name="T8">cja</text:span></text:p>
        </text:list-item>
        <text:list-item>
          <text:p text:style-name="P15">Szybka Reakcja</text:p>
        </text:list-item>
        <text:list-item>
          <text:p text:style-name="P16">Tunel Czasoprzestrzenny</text:p>
        </text:list-item>
        <text:list-item>
          <text:p text:style-name="P14"><text:soft-page-break/>Wygnanie</text:p>
        </text:list-item>
      </text:list>
      <text:p text:style-name="P5">ADEPT PIĄTEGO POZIOMU</text:p>
      <text:p text:style-name="P5">Wybierz dwie ze zdolności z poniższej listy (lub z niższego poziomu) i dodaj do swoich zdolności. Dodatkowo, możesz zamienić jedną ze zdolności niższego poziomu na inną zdolność niższego poziomu.</text:p>
      <text:list xml:id="list673576870" text:style-name="L5">
        <text:list-item>
          <text:p text:style-name="P17">Absorpcja Energii</text:p>
        </text:list-item>
        <text:list-item>
          <text:p text:style-name="P17">Mistrzowskie Korzystanie z Cypherów</text:p>
        </text:list-item>
        <text:list-item>
          <text:p text:style-name="P17">Prawdziwe Zmysły</text:p>
        </text:list-item>
        <text:list-item>
          <text:p text:style-name="P17">Przywołanie</text:p>
        </text:list-item>
        <text:list-item>
          <text:p text:style-name="P17">Pył w Pył</text:p>
        </text:list-item>
        <text:list-item>
          <text:p text:style-name="P17">Stworzenie</text:p>
        </text:list-item>
        <text:list-item>
          <text:p text:style-name="P17">Teleportacja</text:p>
        </text:list-item>
        <text:list-item>
          <text:p text:style-name="P17">Wiedza o Nieznanym</text:p>
        </text:list-item>
        <text:list-item>
          <text:p text:style-name="P17">Wybuch</text:p>
        </text:list-item>
      </text:list>
      <text:p text:style-name="P5">ADEPT SZÓSTEGO POZIOMU</text:p>
      <text:p text:style-name="P5">Wybierz jedną ze zdolności z poniższej listy (lub z niższego poziomu) i dodaj do swoich zdolności. Dodatkowo, możesz zamienić jedną ze zdolności niższego poziomu na inną zdolność niższego poziomu.</text:p>
      <text:list xml:id="list1748810350" text:style-name="L6">
        <text:list-item>
          <text:p text:style-name="P18">Absorpcja Cyphera</text:p>
        </text:list-item>
        <text:list-item>
          <text:p text:style-name="P18">Kontrola Pogody</text:p>
        </text:list-item>
        <text:list-item>
          <text:p text:style-name="P18">Podróż Między Światami</text:p>
        </text:list-item>
        <text:list-item>
          <text:p text:style-name="P18">Poruszenie Góry</text:p>
        </text:list-item>
        <text:list-item>
          <text:p text:style-name="P18">Trzęsienie Ziemi</text:p>
        </text:list-item>
      </text:list>
      <text:p text:style-name="P5">PRZYKŁAD<text:span text:style-name="T10">OWY</text:span> ADEPT</text:p>
      <text:p text:style-name="P6">Jen chce stworzyć Adepta – czarownika w kampanii fantasy. Decyduje się być dobra we wszystkim po trochu, więc przydziela 2 do każdej z Pul Statystyk, co daje jej Moc 9, Szybkość 11 i Intelekt 14. Jej Adept jest szybki i bystry. Posiada ona Skupienie w Intelekcie 1, w Mocy i Szybkości zaś – 0. Jako postać pierwszego poziomu, jej Wysiłek to 1. Jako początkowe zdolności, wybiera ona<text:span text:style-name="T2"> </text:span><text:span text:style-name="T3">Pocisk</text:span> i <text:span text:style-name="T3">Magię Obronną</text:span>, co daje jej dobre moce defensywne i ofensywne. Wybiera także <text:span text:style-name="T3">Trening Magiczny</text:span> i dopełnia postać za pomocą <text:span text:style-name="T3">Skanu</text:span>, co ma jej zapewnić dodatkowe źródła informacji. Oznacza to, że Pocisk, Magi Obronna i Skan to zaklęcia, których się nauczyła w ciągu wielu lat nauki.</text:p>
      <text:p text:style-name="P6">Jen może mieć trzy cyphery. MG daje jej miksturę, która działa jak teleporter krótkiego zasięgu, mały medalion, który regeneruje <text:s/>punktów Puli Intelektu i flakonik wypełniony płynek, który eksploduje niczym ognista bomba. Czarownik Jen jest wyszkolony w lekkich broniach, więc wybiera ona sztylet.</text:p>
      <text:p text:style-name="P6"><text:soft-page-break/>Na swój deskryptor Jen wybiera <text:span text:style-name="T3">Pełen Gracji</text:span>, co dodaje 2 punkty do jej Puli Szybkości, zwiększając ją do 2. Ten deskryptor oznacza także, że Jen jest wytrenowana w balansowaniu i ostrożnych ruchach, fizycznych występach i rzutach na Obronę Szybkości. Może jest ona tancerzem. Po prawdzie, zaczyna ona tworzyć historię, w której jej postać rzuca swoje zaklęcia przy pomocy lekkich, zwinnych ruchów.</text:p>
      <text:p text:style-name="P6">Na swoją specjalizację, wybiera ona <text:span text:style-name="T4">Przewodzi</text:span><text:span text:style-name="T9">. To daje jej wytrenowanie w społecznych interakcjach, co znowu daje uniwersalną postać – jest dobra we wszystkich sytuacjach. Co więcej, uzyskuje ona zdolność Dobra Porada, co pozwala jej na bycie w centrum jej drużyny.</text:span></text:p>
      <text:p text:style-name="P7">Jje zaklęcia i zdolności specjalizacyjne kosztują punkty Intelektu, by je aktywowac, jest więc szczęśliwa, że ma wiele punktów w Intelekcie. Dodatkowo, jej Skupienie w Intelekcie obniży ten koszt. Jeśli użyje ona swojego Pocisku bez stosowania Wysiłku, kosztować ją będzie to 0 punktów Intelektu i zada 4 punkty obrażeń. Jej Skupienie w Intelekcie pozwoli jej zaoszczędzić punkty, które będzie mogła wydać w innym celu, być może aby zwiększyć dokładność jej Pocisku.</text:p>
      <text:p text:style-name="P7">Na swój motyw fabularny Jen wybiera <text:span text:style-name="T3">Wsparcie Przyjaciela</text:span>. Decyduje ona, że kiedy jej czarowniczka była młoda, miała magicznego mentora. Później ów mentor został wzięty w niewolę przez demona, więc jej postać zawsze szuka wskazówek odnośnie tego demona, aby wyzwolić jej przyjaciela z niewoli.</text:p>
      <text:p text:style-name="P7">(MG mma możliwość pre-selekcji specjalnych zdolności danego typu na danym poziomie, by kształtować setting. Przykładowo, w powyższym przypadku MG może określić, że wszyscy czarownicy (Adepci) zaczynają grę z Treningiem Magicznym jako jedną z ich zdolności pierwszego poziomu. Nie czyni to postaci mniej potężną lub specjalną, ale mówi coś o jej roli w świecie i tym, czego można się spodziewać w trakcie gry.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9T12:51:22.755000000</meta:creation-date>
    <dc:date>2024-03-01T12:17:39.486000000</dc:date>
    <meta:editing-duration>PT31M48S</meta:editing-duration>
    <meta:editing-cycles>6</meta:editing-cycles>
    <meta:generator>LibreOffice/7.1.4.2$Windows_X86_64 LibreOffice_project/a529a4fab45b75fefc5b6226684193eb000654f6</meta:generator>
    <meta:document-statistic meta:table-count="2" meta:image-count="0" meta:object-count="0" meta:page-count="6" meta:paragraph-count="145" meta:word-count="1734" meta:character-count="11703" meta:non-whitespace-character-count="10148"/>
  </office:meta>
</office:document-meta>
</file>